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itionImpl.get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tionImpl.addCondition( Condition cond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tionImpl.addAction( Action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tionImpl.to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ransitionImpl.setSynchronized( boolean _isSynchroniz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tionImpl.ge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tionImpl.get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tionImpl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tionImpl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tionImpl.setEvent( String an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tionImpl.TransitionImpl( String sourceState , String destination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itionImpl.isSynchron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